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07458333333333cm"/>
    </style:style>
    <style:style style:name="co2" style:family="table-column">
      <style:table-column-properties fo:break-before="auto" style:column-width="17.78cm"/>
    </style:style>
    <style:style style:name="co3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k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Deko</text:p>
          </table:table-cell>
          <table:table-cell office:value-type="string" table:style-name="ce1">
            <text:p><text:s/>https://www.ebay-kleinanzeigen.de/p-anzeige-aufgeben.html#?path=80/246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behör Fahrräder</text:p>
          </table:table-cell>
          <table:table-cell office:value-type="string" table:style-name="ce1">
            <text:p><text:s/>https://www.ebay-kleinanzeigen.de/p-anzeige-aufgeben.html#?path=210/217/zubehoer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ultimedia &amp; Elektronik</text:p>
          </table:table-cell>
          <table:table-cell office:value-type="string" table:style-name="ce1">
            <text:p><text:s/>https://www.ebay-kleinanzeigen.de/p-anzeige-aufgeben.html#?path=297/293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ktronik Weiteres</text:p>
          </table:table-cell>
          <table:table-cell office:value-type="string" table:style-name="ce1">
            <text:p><text:s/>https://www.ebay-kleinanzeigen.de/p-anzeige-aufgeben.html#?path=161/168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oftware</text:p>
          </table:table-cell>
          <table:table-cell office:value-type="string" table:style-name="ce1">
            <text:p><text:s/>https://www.ebay-kleinanzeigen.de/p-anzeige-aufgeben.html#?path=161/225/software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Zubehör Foto</text:p>
          </table:table-cell>
          <table:table-cell office:value-type="string" table:style-name="ce1">
            <text:p><text:s/>https://www.ebay-kleinanzeigen.de/p-anzeige-aufgeben.html#?path=161/245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Notebooks</text:p>
          </table:table-cell>
          <table:table-cell office:value-type="string" table:style-name="ce1">
            <text:p><text:s/>https://www.ebay-kleinanzeigen.de/p-anzeige-aufgeben.html#?path=161/278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 Weiteres</text:p>
          </table:table-cell>
          <table:table-cell office:value-type="string" table:style-name="ce1">
            <text:p><text:s/>https://www.ebay-kleinanzeigen.de/p-anzeige-aufgeben.html#?path=153/155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by Schuhe (20)</text:p>
          </table:table-cell>
          <table:table-cell office:value-type="string" table:style-name="ce1">
            <text:p>https://www.ebay-kleinanzeigen.de/p-anzeige-aufgeben.html#?path=17/19/20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olzspielzeug</text:p>
          </table:table-cell>
          <table:table-cell office:value-type="string" table:style-name="ce1">
            <text:p>https://www.ebay-kleinanzeigen.de/p-anzeige-aufgeben.html#?path=17/23/holzspielzeug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esellschaftsspiele</text:p>
          </table:table-cell>
          <table:table-cell office:value-type="string" table:style-name="ce1">
            <text:p>https://www.ebay-kleinanzeigen.de/p-anzeige-aufgeben.html#?path=17/23/gesellschaftsspiele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chbücher</text:p>
          </table:table-cell>
          <table:table-cell office:value-type="string" table:style-name="ce1">
            <text:p>https://www.ebay-kleinanzeigen.de/p-anzeige-aufgeben.html#?path=73/76/sachbuecher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teres Audio &amp; Hifi</text:p>
          </table:table-cell>
          <table:table-cell office:value-type="string" table:style-name="ce1">
            <text:p>https://www.ebay-kleinanzeigen.de/p-anzeige-aufgeben.html#?path=161/172/sonstiges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absitze</text:p>
          </table:table-cell>
          <table:table-cell office:value-type="string" table:style-name="ce1">
            <text:p>https://www.ebay-kleinanzeigen.de/p-anzeige-aufgeben.html#?path=17/21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mping &amp; Outdoor</text:p>
          </table:table-cell>
          <table:table-cell office:value-type="string" table:style-name="ce1">
            <text:p>https://www.ebay-kleinanzeigen.de/p-anzeige-aufgeben.html#?path=185/230/camping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de: Accessories</text:p>
          </table:table-cell>
          <table:table-cell office:value-type="string" table:style-name="ce1">
            <text:p>https://www.ebay-kleinanzeigen.de/p-anzeige-aufgeben.html#?path=153/156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eitere Autoteile</text:p>
          </table:table-cell>
          <table:table-cell office:value-type="string" table:style-name="ce1">
            <text:p>https://www.ebay-kleinanzeigen.de/p-anzeige-aufgeben.html#?path=210/223/sonstige_autoteile&amp;isParent=fals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y und Telefon</text:p>
          </table:table-cell>
          <table:table-cell office:value-type="string" table:style-name="ce1">
            <text:p>https://www.ebay-kleinanzeigen.de/p-anzeige-aufgeben.html#?path=161/173&amp;isParent=tru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Handy und Telefon Art Apple</text:p>
          </table:table-cell>
          <table:table-cell office:value-type="string" table:style-name="ce1">
            <text:p>https://www.ebay-kleinanzeigen.de/p-anzeige-aufgeben.html#?path=161/173/apple&amp;isParent=false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13</meta:generator>
    <dc:creator>Laurentius Kiefer</dc:creator>
    <dc:date>2021-01-08T09:03:45Z</dc:date>
    <meta:editing-cycles>1</meta:editing-cycles>
    <meta:editing-duration>PT66S</meta:editing-duration>
  </office:meta>
</office:document-meta>
</file>